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sing Replit for free</text:h>
      <text:p text:style-name="Text_20_body">Replit offers a number of helpful features which you don't need to pay for. A free account gives you access to: </text:p>
      <text:list xml:id="list2381423126" text:style-name="L1">
        <text:list-item>
          <text:p text:style-name="P4">A user-friendly, no-setup online <text:a xlink:type="simple" xlink:href="https://replit.com/site/ide" office:target-frame-name="_blank" xlink:show="new" text:style-name="Internet_20_link" text:visited-style-name="Visited_20_Internet_20_Link">integrated development environment (IDE)</text:a> for beginners with autocomplete and free <text:a xlink:type="simple" xlink:href="https://replit.com/site/hosting" office:target-frame-name="_blank" xlink:show="new" text:style-name="Internet_20_link" text:visited-style-name="Visited_20_Internet_20_Link">automatic hosting</text:a>.</text:p>
        </text:list-item>
        <text:list-item>
          <text:p text:style-name="P4">Remote teaching capabilities, allowing teachers to connect with their whole class and help students 1-1 with <text:a xlink:type="simple" xlink:href="https://replit.com/site/multiplayer" office:target-frame-name="_blank" xlink:show="new" text:style-name="Internet_20_link" text:visited-style-name="Visited_20_Internet_20_Link">multiplayer</text:a>.</text:p>
        </text:list-item>
        <text:list-item>
          <text:p text:style-name="P4">Support for Python, Java, HTML/CSS/JavaScript, and 50+ other <text:a xlink:type="simple" xlink:href="https://replit.com/languages" office:target-frame-name="_blank" xlink:show="new" text:style-name="Internet_20_link" text:visited-style-name="Visited_20_Internet_20_Link">languages</text:a>.</text:p>
        </text:list-item>
        <text:list-item>
          <text:p text:style-name="P3">Support for games, graphics, audio and an easy-to-use database.</text:p>
        </text:list-item>
      </text:list>
      <text:p text:style-name="Text_20_body">Read on to learn how to take advantage of our free features. Everything mentioned in this post can be done with a free account.</text:p>
      <text:h text:style-name="Heading_20_2" text:outline-level="2"><text:bookmark text:name="repls"/>Repls</text:h>
      <text:p text:style-name="Text_20_body">Repls are the core of the Replit service, and they will always be available for all users. You can create as many repls as you like, and in any of the 50+ languages we support. Start by logging into your account, or <text:a xlink:type="simple" xlink:href="https://replit.com/signup" office:target-frame-name="_blank" xlink:show="new" text:style-name="Internet_20_link" text:visited-style-name="Visited_20_Internet_20_Link">signing up for a free account</text:a>.</text:p>
      <text:p text:style-name="Text_20_body">Once logged in, you can create new repls and access your existing ones by navigating to the "My Repls" tab found in the left side-bar menu.</text:p>
      <text:p text:style-name="Text_20_body">Create a new repl by clicking the blue "+" button in the top-right of your screen. You'll be prompted to choose a language and name your repl. Pick any language you like by typing a name in the search, or by browsing the available languages by category.</text:p>
      <text:p text:style-name="Text_20_body">Select the owner of the repl, and then click "Create repl". You will notice that repls belonging to free accounts are public.</text:p>
      <text:p text:style-name="Text_20_body">Learn more about <text:a xlink:type="simple" xlink:href="https://docs.replit.com/getting-started/managing-repls" text:style-name="Internet_20_link" text:visited-style-name="Visited_20_Internet_20_Link">managing your repls here</text:a>. </text:p>
      <text:p text:style-name="Text_20_body">For a practical intro to using repls, follow <text:a xlink:type="simple" xlink:href="https://docs.replit.com/tutorials/introduction-to-the-repl-it-ide" text:style-name="Internet_20_link" text:visited-style-name="Visited_20_Internet_20_Link">this tutorial</text:a>.</text:p>
      <text:h text:style-name="Heading_20_2" text:outline-level="2"><text:bookmark text:name="multiplayer"/>Multiplayer</text:h>
      <text:p text:style-name="Text_20_body">Replit is the first fully multiplayer programming environment, meaning you can invite other people to code and collaborate with you. You can use this function to pair program with others, teach your classroom, create collaborative projects for your students, or simply present your work to others. </text:p>
      <text:p text:style-name="Text_20_body">For a practical intro to using the multiplayer feature, follow <text:a xlink:type="simple" xlink:href="https://docs.replit.com/tutorials/pair-programming-using-multiplayer-with-repl-it" text:style-name="Internet_20_link" text:visited-style-name="Visited_20_Internet_20_Link">this tutorial</text:a>.</text:p>
      <text:h text:style-name="Heading_20_2" text:outline-level="2"><text:bookmark text:name="teams"/>Teams</text:h>
      <text:p text:style-name="Text_20_body">The Teams feature allows you to share all your repls and folders by default. It isn't necessary for teaching, learning, or collaboration on Replit, but it can make it much easier to work with others. </text:p>
      <text:p text:style-name="Text_20_body">Teams for Education is now free for all educators. To learn more, check out <text:a xlink:type="simple" xlink:href="https://docs.replit.com/teams-edu/intro-teams-education" text:style-name="Internet_20_link" text:visited-style-name="Visited_20_Internet_20_Link">Teams for Education</text:a>.</text:p>
      <text:h text:style-name="Heading_20_2" text:outline-level="2"><text:bookmark text:name="compliance"/><text:soft-page-break/>Compliance</text:h>
      <text:p text:style-name="Text_20_body">We take user privacy very seriously and only collect data insofar as it's important to provide our service. You can read more about our privacy policy <text:a xlink:type="simple" xlink:href="https://replit.com/site/privacy" office:target-frame-name="_blank" xlink:show="new" text:style-name="Internet_20_link" text:visited-style-name="Visited_20_Internet_20_Link">here</text:a>,) and go through our privacy FAQs <text:a xlink:type="simple" xlink:href="https://docs.replit.com/teams-edu/privacy-faq" text:style-name="Internet_20_link" text:visited-style-name="Visited_20_Internet_20_Link">here</text:a>.</text:p>
      <text:p text:style-name="Text_20_body">As a small, team we're unable to comply with the various ed-tech regulations around the world. However, you can use Replit completely anonymously without providing any identifiable information; just choose a language from our <text:a xlink:type="simple" xlink:href="https://replit.com/languages" office:target-frame-name="_blank" xlink:show="new" text:style-name="Internet_20_link" text:visited-style-name="Visited_20_Internet_20_Link">languages page</text:a> and start coding.</text:p>
      <text:p text:style-name="Text_20_body">If you're teacher, one anonymous workflow you can use is to create a repl with the instructions and starter code, and then have your students fork the repl, work on the assignment, and send the link back.</text:p>
      <text:p text:style-name="Standard"/>
      <text:h text:style-name="Heading_20_1" text:outline-level="1">Managing your repls</text:h>
      <text:p text:style-name="Text_20_body">To manage and keep track of all your repls, head to your Repls Dashboard. You can find it on your account by clicking on the 'My Repls' tab on the left-hand side.</text:p>
      <text:p text:style-name="Text_20_body">Repls are listed in order of when they were created, with the most recent first. Each repl has its own three-dot menu at the far right. Bringing up this menu will allow you to:</text:p>
      <text:list xml:id="list4166682425" text:style-name="L2">
        <text:list-item>
          <text:p text:style-name="P6">Edit the repl (change its name and description)</text:p>
        </text:list-item>
        <text:list-item>
          <text:p text:style-name="P6">View its history</text:p>
        </text:list-item>
        <text:list-item>
          <text:p text:style-name="P6">Fork the repl</text:p>
        </text:list-item>
        <text:list-item>
          <text:p text:style-name="P6">Move the repl</text:p>
        </text:list-item>
        <text:list-item>
          <text:p text:style-name="P6">Pin it to your profile</text:p>
        </text:list-item>
        <text:list-item>
          <text:p text:style-name="P6">Delete the repl</text:p>
        </text:list-item>
        <text:list-item>
          <text:p text:style-name="P5">Toggle privacy settings (subscribers only)</text:p>
        </text:list-item>
      </text:list>
      <text:h text:style-name="Heading_20_2" text:outline-level="2"><text:bookmark text:name="publicprivate-repls"/>Public/Private Repls</text:h>
      <text:p text:style-name="Text_20_body">By default all Repls created are 'public'. This means that anyone on Replit may discover and view the source code for these Repls. Users will be able to publish these Repls to the community and others will be able to view on comment on the Repl. </text:p>
      <text:p text:style-name="Text_20_body">Users with Hacker plan subscriptions or cycles may elect to make their Repl 'private'. This means that only the creator (and any one they explicitly invite) to the Repl may view the source code. This also means that the Repl will not be available to share to the community. </text:p>
      <text:p text:style-name="Text_20_body">Note: Private Repls will be inaccessible to other users on Replit, however, if the Repl is hosted (eg: HTML, Node.js, Django) the output of those Repls may still be accessible on the internet. If you are hosting sensitive information please use a non-hosted Repl (eg: Nix) to ensure complete privacy.</text:p>
      <text:h text:style-name="Heading_20_2" text:outline-level="2"><text:bookmark text:name="starring-repls"/>Starring Repls</text:h>
      <text:p text:style-name="Text_20_body">You can "star" a Repl to mark it as a favorite. This means you can then easily filter your dashboard to show only your starred Repls by clicking on the star slider at the top of your dashboard. There is no limit to how many Repls you can star. Only you can see which Repls you have starred; this info will not appear in your profile.</text:p>
      <text:h text:style-name="Heading_20_2" text:outline-level="2"><text:bookmark text:name="searching"/><text:soft-page-break/>Searching</text:h>
      <text:h text:style-name="Heading_20_3" text:outline-level="3"><text:bookmark text:name="basic-search"/>Basic Search</text:h>
      <text:p text:style-name="Text_20_body">To search your repls, click on the search bar. You will be presented with the options "+ New" and "Search". Click "Search" and start typing keywords. This will filter repls whose title or language match any of the keywords (separated by spaces).</text:p>
      <text:p text:style-name="Text_20_body">Repls only need to match one of the keywords in order to be included in the results.</text:p>
      <text:p text:style-name="Text_20_body">Example:</text:p>
      <text:p text:style-name="Text_20_body"><text:span text:style-name="Strong_20_Emphasis">Search Query:</text:span> <text:span text:style-name="Source_20_Text">draft repl python3</text:span></text:p>
      <text:p text:style-name="Text_20_body"><text:span text:style-name="Strong_20_Emphasis">Returns:</text:span> All repls that satisfy one or more of the following conditions:</text:p>
      <text:list xml:id="list1827180530" text:style-name="L3">
        <text:list-item>
          <text:p text:style-name="P8">has <text:span text:style-name="Source_20_Text">draft</text:span> in the title</text:p>
        </text:list-item>
        <text:list-item>
          <text:p text:style-name="P8">has <text:span text:style-name="Source_20_Text">repl</text:span> in the title</text:p>
        </text:list-item>
        <text:list-item>
          <text:p text:style-name="P7">is a <text:span text:style-name="Source_20_Text">python3</text:span> repl</text:p>
        </text:list-item>
      </text:list>
      <text:h text:style-name="Heading_20_3" text:outline-level="3"><text:bookmark text:name="search-by-language"/>Search by Language</text:h>
      <text:p text:style-name="Text_20_body">You can search for repls in a specific language by using the <text:span text:style-name="Source_20_Text">language:</text:span> filter. Typing in <text:span text:style-name="Source_20_Text">language:</text:span> followed by the language you want to filter by will prompt you with language suggestions.</text:p>
      <text:p text:style-name="Text_20_body">Your search term will need to be the language name we use internally, which is why we suggest selecting from the provided list. For example, to search for all C++11 languages, you would search <text:span text:style-name="Source_20_Text">language:cpp11</text:span>. To search for HTML, CSS, JS repls, you would search <text:span text:style-name="Source_20_Text">language:html</text:span>. This filter is case sensitive.</text:p>
      <text:h text:style-name="Heading_20_3" text:outline-level="3"><text:bookmark text:name="search-by-title"/>Search by Title</text:h>
      <text:p text:style-name="Text_20_body">Since plain searches include results with matching languages, you can search within repl titles only using the <text:span text:style-name="Source_20_Text">title:</text:span> filter. Your search term may not include spaces. This filter is case insensitive.</text:p>
      <text:p text:style-name="Text_20_body">Example:</text:p>
      <text:p text:style-name="Text_20_body"><text:span text:style-name="Strong_20_Emphasis">Search Query:</text:span> <text:span text:style-name="Source_20_Text">title:best project</text:span></text:p>
      <text:p text:style-name="Text_20_body"><text:span text:style-name="Strong_20_Emphasis">Returns:</text:span> Repls that satisfy one or more of the following conditions:</text:p>
      <text:list xml:id="list1776914829" text:style-name="L4">
        <text:list-item>
          <text:p text:style-name="P10">has <text:span text:style-name="Source_20_Text">best</text:span> in the title</text:p>
        </text:list-item>
        <text:list-item>
          <text:p text:style-name="P9">has <text:span text:style-name="Source_20_Text">project</text:span> in the title</text:p>
        </text:list-item>
      </text:list>
      <text:p text:style-name="Standard"/>
      <text:p text:style-name="Standard"/>
      <text:p text:style-name="Standard"/>
      <text:h text:style-name="P1" text:outline-level="1">Replit Database Tutorial</text:h>
      <text:section text:style-name="Sect1" text:name="replit-database-tutorial">
        <text:p text:style-name="Text_20_body">This tutorial will demonstrate the features of the python repl.it database client.</text:p>
        <text:section text:style-name="Sect1" text:name="quickstart">
          <text:h text:style-name="Heading_20_2" text:outline-level="2">Quickstart</text:h>
          <text:p text:style-name="Text_20_body">Repl.it DB is super simple to get up and running. Just use it like a regular python dictionary:</text:p>
          <text:p text:style-name="Preformatted_20_Text">from replit import db</text:p>
          <text:p text:style-name="Preformatted_20_Text"/>
          <text:p text:style-name="Preformatted_20_Text">db["key"] = 12</text:p>
          <text:p text:style-name="P2">print(db["key"]) # =&gt; 12</text:p>
          <text:p text:style-name="Text_20_body">You can list and delete keys the same way you would from a regular python dictionary:</text:p>
          <text:p text:style-name="Preformatted_20_Text">db["a"] = 1</text:p>
          <text:p text:style-name="Preformatted_20_Text">db["b"] = 2</text:p>
          <text:p text:style-name="Preformatted_20_Text">print(db.keys()) # =&gt; {"a", "b"}</text:p>
          <text:p text:style-name="Preformatted_20_Text"/>
          <text:p text:style-name="Preformatted_20_Text">del db["b"]</text:p>
          <text:p text:style-name="P2">print(db.keys()) # =&gt; {"a"}</text:p>
          <text:p text:style-name="Text_20_body">Other dictionary methods work too:</text:p>
          <text:p text:style-name="Preformatted_20_Text">print(db.get("a")) # =&gt; 1</text:p>
          <text:p text:style-name="Preformatted_20_Text">print(db.get("a key that does not exist", 57)) # =&gt; 57</text:p>
          <text:p text:style-name="Preformatted_20_Text"/>
          <text:p text:style-name="P2">print(db.pop("a")) # =&gt; 1</text:p>
          <text:p text:style-name="Text_20_body">You can store more than just numbers. The client uses <text:a xlink:type="simple" xlink:href="https://en.wikipedia.org/wiki/JSON" text:style-name="Internet_20_link" text:visited-style-name="Visited_20_Internet_20_Link">JSON</text:a> internally, so any of the JSON types can be stored too:</text:p>
          <text:p text:style-name="Preformatted_20_Text">db["a number"] = 42</text:p>
          <text:p text:style-name="Preformatted_20_Text"/>
          <text:p text:style-name="Preformatted_20_Text">db["nothing"] = None</text:p>
          <text:p text:style-name="Preformatted_20_Text"/>
          <text:p text:style-name="Preformatted_20_Text">db["a list"] = [1, 2, 3]</text:p>
          <text:p text:style-name="Preformatted_20_Text"/>
          <text:p text:style-name="P2">db["a dictionary"] = {"a": 1}</text:p>
          <text:p text:style-name="Text_20_body">The database client also has some convience features for working with these types. You can mutate lists and dictionaries you get from the database, and your changes will be persisted!</text:p>
          <text:p text:style-name="Preformatted_20_Text">db["user"] = {"score": 100}</text:p>
          <text:p text:style-name="Preformatted_20_Text">db["user"]["score"] += 100</text:p>
          <text:p text:style-name="Preformatted_20_Text">print(db["user"]["score"]) # =&gt; 200</text:p>
          <text:p text:style-name="Preformatted_20_Text"/>
          <text:p text:style-name="Preformatted_20_Text">db["friends"] = ["Alice", "Bob"]</text:p>
          <text:p text:style-name="Preformatted_20_Text">db["friends"].append("Carol")</text:p>
          <text:p text:style-name="P2">print(db["friends"]) # =&gt; ["Alice", "Bob", "Carol"]</text:p>
          <text:p text:style-name="Text_20_body">All of the usual dictionary and list methods are supported.</text:p>
          <text:p text:style-name="Text_20_body">For performance, you can set multiple values in a single request using the set_bulk method and its raw equivalent, set_bulk_raw.</text:p>
          <text:p text:style-name="Preformatted_20_Text">db.set_bulk({"a": 1, "b": 2})</text:p>
          <text:p text:style-name="Preformatted_20_Text">db["a"] # =&gt; 1</text:p>
          <text:p text:style-name="Preformatted_20_Text"><text:soft-page-break/>db["b"] # =&gt; 2</text:p>
          <text:p text:style-name="Preformatted_20_Text"/>
          <text:p text:style-name="Preformatted_20_Text">db.set_bulk_raw({"c": '"c"', "d": '"d"'})</text:p>
          <text:p text:style-name="Preformatted_20_Text">db["c"] # =&gt; "c"</text:p>
          <text:p text:style-name="P2">db["d"] # =&gt; "d"</text:p>
          <text:p text:style-name="Text_20_body">Finally, you can also find keys based on a prefix:</text:p>
          <text:p text:style-name="Preformatted_20_Text">db["key1"] = 1</text:p>
          <text:p text:style-name="Preformatted_20_Text">db["key2"] = 2</text:p>
          <text:p text:style-name="Preformatted_20_Text">db["something else"] = 3</text:p>
          <text:p text:style-name="Preformatted_20_Text">print(db.keys()) # =&gt; {"key1", "key2", "something else"}</text:p>
          <text:p text:style-name="P2">print(db.prefix("key")) # =&gt; ("key1", "key2")</text:p>
        </text:section>
        <text:section text:style-name="Sect1" text:name="async-usage">
          <text:h text:style-name="Heading_20_2" text:outline-level="2">Async Usage</text:h>
          <text:p text:style-name="Text_20_body">The async client API is very similar to the sync API in terms of method names.</text:p>
          <text:p text:style-name="Preformatted_20_Text">import AsyncDatabase from replit.database</text:p>
          <text:p text:style-name="Preformatted_20_Text"/>
          <text:p text:style-name="Preformatted_20_Text">db = AsyncDatabase()</text:p>
          <text:p text:style-name="Preformatted_20_Text">await db.set("a", "1")</text:p>
          <text:p text:style-name="Preformatted_20_Text">await db.get("a") # =&gt; "1"</text:p>
          <text:p text:style-name="Preformatted_20_Text"/>
          <text:p text:style-name="Preformatted_20_Text">for i in await db.keys():</text:p>
          <text:p text:style-name="Preformatted_20_Text"><text:s text:c="3"/>print(i)</text:p>
          <text:p text:style-name="Preformatted_20_Text"/>
          <text:p text:style-name="P2">await db.delete("a")</text:p>
          <text:p text:style-name="Text_20_body">One important difference is dictionary-style usage and nested setting are only available in the sync library.</text:p>
          <text:p text:style-name="Text_20_body">Like the sync library, the async library does JSON encoding and decoding in get and set but also has get_raw and set_raw methods:</text:p>
          <text:p text:style-name="Preformatted_20_Text">await db.set("a", "val")</text:p>
          <text:p text:style-name="Preformatted_20_Text">await db.get_raw("a") # =&gt; '"val"'</text:p>
          <text:p text:style-name="Preformatted_20_Text"/>
          <text:p text:style-name="Preformatted_20_Text">await db.set_raw("b", '"abc"')</text:p>
          <text:p text:style-name="P2">await db.get("b") # =&gt; "abc"</text:p>
          <text:p text:style-name="Text_20_body">It also has set_bulk and set_bulk_raw for setting multiple keys and values in a single request:</text:p>
          <text:p text:style-name="Preformatted_20_Text">await db.set_bulk({"a": 1, "b": 2, "c": 3})</text:p>
          <text:p text:style-name="Preformatted_20_Text">await db.get("c") # =&gt; 3</text:p>
          <text:p text:style-name="Preformatted_20_Text"/>
          <text:p text:style-name="Preformatted_20_Text">await db.set_bulk_raw({"d": '"abc"'})</text:p>
          <text:p text:style-name="P2">await db.get("d") # =&gt; "abc'</text:p>
        </text:section>
        <text:section text:style-name="Sect1" text:name="advanced-usage">
          <text:h text:style-name="Heading_20_2" text:outline-level="2">Advanced Usage</text:h>
          <text:p text:style-name="Text_20_body">For some use-cases you might not want your data to be JSON-encoded. To avoid this, just use the get_raw and set_raw methods:</text:p>
          <text:p text:style-name="Preformatted_20_Text">db["a"] = "string"</text:p>
          <text:p text:style-name="Preformatted_20_Text">db.get_raw("a") # =&gt; '"a"'</text:p>
          <text:p text:style-name="Preformatted_20_Text"/>
          <text:p text:style-name="Preformatted_20_Text">db.set_raw("a", '"b"')</text:p>
          <text:p text:style-name="P2">db["a"] # =&gt; "b"</text:p>
          <text:p text:style-name="Text_20_body"><text:soft-page-break/>Another problem you might encounter is related to the mutation feature. Under the hood, this feature works by replacing the primitive list and dict classes with special replacements that listen for mutation, namely replit.database.database.ObservedList and replit.database.ObservedDict.</text:p>
          <text:p text:style-name="Text_20_body">To JSON encode these values, use the replit.database.dump method. For JSON responses in the web framework, this is done automatically.</text:p>
          <text:p text:style-name="Text_20_body">To convert these classes to their primitive equivalent, access the value attribute. A function that automatically does this is provided: replit.database.to_primitive.</text:p>
          <text:p text:style-name="Text_20_body">To avoid this behavior entirely, use the get_raw and set_raw methods instead.</text:p>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2:22:23.667067394</meta:creation-date>
    <dc:date>2022-12-16T12:49:59.037294967</dc:date>
    <meta:editing-duration>PT16M33S</meta:editing-duration>
    <meta:editing-cycles>2</meta:editing-cycles>
    <meta:generator>LibreOffice/7.3.7.2$Linux_X86_64 LibreOffice_project/30$Build-2</meta:generator>
    <meta:document-statistic meta:table-count="0" meta:image-count="0" meta:object-count="0" meta:page-count="6" meta:paragraph-count="133" meta:word-count="1591" meta:character-count="9413" meta:non-whitespace-character-count="7962"/>
  </office:meta>
</office:document-meta>
</file>